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624a" officeooo:paragraph-rsid="001b624a"/>
    </style:style>
    <style:style style:name="P2" style:family="paragraph" style:parent-style-name="Standard">
      <style:text-properties fo:font-weight="normal" officeooo:rsid="001c8943" officeooo:paragraph-rsid="001c8943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c8943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officeooo:rsid="001c8943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eeRTOS</text:p>
      <text:p text:style-name="P1"/>
      <text:p text:style-name="P1"><text:span text:style-name="T6">Binary semaphore</text:span> is “empty” after creation. You should xSemaphoreGive() <text:span text:style-name="T2">it before taking. </text:span><text:span text:style-name="T3">Similar was not mentioned about </text:span><text:span text:style-name="T5">counting semaphores.</text:span></text:p>
      <text:p text:style-name="P1"><text:span text:style-name="T5"/></text:p>
      <text:p text:style-name="P2"><text:span text:style-name="T3">M</text:span><text:span text:style-name="T2">utexes have “priority inheritance”.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5:18:24.315000000</meta:creation-date>
    <dc:date>2024-05-14T15:22:14.692000000</dc:date>
    <meta:editing-duration>PT3M50S</meta:editing-duration>
    <meta:editing-cycles>2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3" meta:word-count="24" meta:character-count="186" meta:non-whitespace-character-count="165"/>
  </office:meta>
</office:document-meta>
</file>